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6929in" style:type="right" style:leader-style="dotted" style:leader-text="."/>
        </style:tab-stops>
      </style:paragraph-properties>
    </style:style>
    <style:style style:name="P4" style:family="paragraph" style:parent-style-name="Heading_20_1" style:list-style-name="WWNum1"/>
    <style:style style:name="P5" style:family="paragraph" style:parent-style-name="Heading_20_2" style:list-style-name="WWNum1"/>
    <style:style style:name="P6" style:family="paragraph" style:parent-style-name="Heading_20_2" style:list-style-name="WWNum1">
      <style:text-properties fo:language="en" fo:country="US"/>
    </style:style>
    <style:style style:name="P7" style:family="paragraph" style:parent-style-name="Heading_20_3" style:list-style-name="WWNum1"/>
    <style:style style:name="P8" style:family="paragraph" style:parent-style-name="Standard" style:master-page-name="Standard">
      <style:paragraph-properties fo:text-align="center" style:justify-single-word="false" style:page-number="auto"/>
      <style:text-properties fo:font-size="16pt" fo:font-weight="bold" officeooo:rsid="0002c713" officeooo:paragraph-rsid="0002c713"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02c713" officeooo:paragraph-rsid="0002c713" style:font-size-asian="16pt" style:font-weight-asian="bold" style:font-size-complex="16pt" style:font-weight-complex="bold"/>
    </style:style>
    <style:style style:name="P10" style:family="paragraph" style:parent-style-name="Standard">
      <style:text-properties officeooo:rsid="00036532"/>
    </style:style>
    <style:style style:name="P11" style:family="paragraph" style:parent-style-name="Standard">
      <style:text-properties officeooo:paragraph-rsid="00036532"/>
    </style:style>
    <style:style style:name="T1" style:family="text">
      <style:text-properties style:text-underline-style="solid" style:text-underline-width="auto" style:text-underline-color="font-color"/>
    </style:style>
    <style:style style:name="T2" style:family="text">
      <style:text-properties officeooo:rsid="0003653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istema di voto e scrutinio elettronico</text:p>
      <text:p text:style-name="P9">Specifica dei Requisisti</text:p>
      <text:p text:style-name="P1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text:span text:style-name="T2">n</text:span>dice</text:p>
          </text:index-title>
          <text:p text:style-name="P1"><text:a xlink:type="simple" xlink:href="#__RefHeading___Toc391_3092944426" text:style-name="Index_20_Link" text:visited-style-name="Index_20_Link">1 Introduzione<text:tab/>1</text:a></text:p>
          <text:p text:style-name="P2"><text:a xlink:type="simple" xlink:href="#__RefHeading___Toc393_3092944426" text:style-name="Index_20_Link" text:visited-style-name="Index_20_Link">1.1 Obiettivi<text:tab/>1</text:a></text:p>
          <text:p text:style-name="P2"><text:a xlink:type="simple" xlink:href="#__RefHeading___Toc395_3092944426" text:style-name="Index_20_Link" text:visited-style-name="Index_20_Link">1.2 Destinatari<text:tab/>1</text:a></text:p>
          <text:p text:style-name="P2"><text:a xlink:type="simple" xlink:href="#__RefHeading___Toc397_3092944426" text:style-name="Index_20_Link" text:visited-style-name="Index_20_Link">1.3 Scopo del sistema<text:tab/>2</text:a></text:p>
          <text:p text:style-name="P2"><text:a xlink:type="simple" xlink:href="#__RefHeading___Toc399_3092944426" text:style-name="Index_20_Link" text:visited-style-name="Index_20_Link">1.4 Glossario (definizioni, acronimi e abbreviazioni)<text:tab/>2</text:a></text:p>
          <text:p text:style-name="P1"><text:a xlink:type="simple" xlink:href="#__RefHeading___Toc401_3092944426" text:style-name="Index_20_Link" text:visited-style-name="Index_20_Link">2 Descrizione generale<text:tab/>2</text:a></text:p>
          <text:p text:style-name="P2"><text:a xlink:type="simple" xlink:href="#__RefHeading___Toc403_3092944426" text:style-name="Index_20_Link" text:visited-style-name="Index_20_Link">2.1 Caratteristiche del prodotto<text:tab/>2</text:a></text:p>
          <text:p text:style-name="P2"><text:a xlink:type="simple" xlink:href="#__RefHeading___Toc405_3092944426" text:style-name="Index_20_Link" text:visited-style-name="Index_20_Link">2.2 Ambiente operativo<text:tab/>2</text:a></text:p>
          <text:p text:style-name="P2"><text:a xlink:type="simple" xlink:href="#__RefHeading___Toc407_3092944426" text:style-name="Index_20_Link" text:visited-style-name="Index_20_Link">2.3 Documentazione per l’utente<text:tab/>2</text:a></text:p>
          <text:p text:style-name="P2"><text:a xlink:type="simple" xlink:href="#__RefHeading___Toc409_3092944426" text:style-name="Index_20_Link" text:visited-style-name="Index_20_Link">2.4 Assunzioni, vincoli e dipendenze<text:tab/>2</text:a></text:p>
          <text:p text:style-name="P1"><text:a xlink:type="simple" xlink:href="#__RefHeading___Toc411_3092944426" text:style-name="Index_20_Link" text:visited-style-name="Index_20_Link">3 Specifica dei requisiti<text:tab/>2</text:a></text:p>
          <text:p text:style-name="P2"><text:a xlink:type="simple" xlink:href="#__RefHeading___Toc413_3092944426" text:style-name="Index_20_Link" text:visited-style-name="Index_20_Link">3.1 Requisiti funzionali<text:tab/>2</text:a></text:p>
          <text:p text:style-name="P2"><text:a xlink:type="simple" xlink:href="#__RefHeading___Toc415_3092944426" text:style-name="Index_20_Link" text:visited-style-name="Index_20_Link">3.2 Requisiti di interfacce esterne<text:tab/>2</text:a></text:p>
          <text:p text:style-name="P3"><text:a xlink:type="simple" xlink:href="#__RefHeading___Toc417_3092944426" text:style-name="Index_20_Link" text:visited-style-name="Index_20_Link">3.2.1 Interfacce utente<text:tab/>2</text:a></text:p>
          <text:p text:style-name="P3"><text:a xlink:type="simple" xlink:href="#__RefHeading___Toc419_3092944426" text:style-name="Index_20_Link" text:visited-style-name="Index_20_Link">3.2.2 Interfacce software<text:tab/>3</text:a></text:p>
          <text:p text:style-name="P3"><text:a xlink:type="simple" xlink:href="#__RefHeading___Toc421_3092944426" text:style-name="Index_20_Link" text:visited-style-name="Index_20_Link">3.2.3 Interfacce hardware<text:tab/>3</text:a></text:p>
          <text:p text:style-name="P3"><text:a xlink:type="simple" xlink:href="#__RefHeading___Toc423_3092944426" text:style-name="Index_20_Link" text:visited-style-name="Index_20_Link">3.2.4 Interfacce di comunicazione<text:tab/>3</text:a></text:p>
          <text:p text:style-name="P2"><text:a xlink:type="simple" xlink:href="#__RefHeading___Toc425_3092944426" text:style-name="Index_20_Link" text:visited-style-name="Index_20_Link">3.3 Requisiti non funzionali<text:tab/>3</text:a></text:p>
          <text:p text:style-name="P3"><text:a xlink:type="simple" xlink:href="#__RefHeading___Toc427_3092944426" text:style-name="Index_20_Link" text:visited-style-name="Index_20_Link">3.3.1 Requisiti di prestazione<text:tab/>3</text:a></text:p>
          <text:p text:style-name="P3"><text:a xlink:type="simple" xlink:href="#__RefHeading___Toc429_3092944426" text:style-name="Index_20_Link" text:visited-style-name="Index_20_Link">3.3.2 Attributi di qualità del software<text:tab/>3</text:a></text:p>
          <text:p text:style-name="P3"><text:a xlink:type="simple" xlink:href="#__RefHeading___Toc431_3092944426" text:style-name="Index_20_Link" text:visited-style-name="Index_20_Link">3.3.3 Requisiti di sicurezza<text:tab/>3</text:a></text:p>
          <text:p text:style-name="P1"><text:a xlink:type="simple" xlink:href="#__RefHeading___Toc433_3092944426" text:style-name="Index_20_Link" text:visited-style-name="Index_20_Link">4 Appendice<text:tab/>3</text:a></text:p>
        </text:index-body>
      </text:table-of-content>
      <text:p text:style-name="P11"/>
      <text:p text:style-name="Standard"/>
      <text:list xml:id="list3504489454" text:style-name="WWNum1">
        <text:list-item>
          <text:h text:style-name="P4" text:outline-level="1"><text:bookmark-start text:name="__RefHeading___Toc411_3092944426"/>Specifica dei requisiti <text:bookmark-end text:name="__RefHeading___Toc411_3092944426"/></text:h>
        </text:list-item>
      </text:list>
      <text:p text:style-name="Standard">Questa sezione descrive le funzionalità specifiche del prodotto e le proprietà. Poiché le due sezioni precedenti parlano del prodotto in generale, concentrandosi sugli aspetti principali e generali, qui va fatta una descrizione più approfondita.</text:p>
      <text:p text:style-name="Standard"/>
      <text:list xml:id="list130461092940098" text:continue-numbering="true" text:style-name="WWNum1">
        <text:list-item>
          <text:list>
            <text:list-item>
              <text:h text:style-name="P5" text:outline-level="2"><text:bookmark-start text:name="__RefHeading___Toc413_3092944426"/>Requisiti funzionali<text:bookmark-end text:name="__RefHeading___Toc413_3092944426"/></text:h>
            </text:list-item>
          </text:list>
        </text:list-item>
      </text:list>
      <text:p text:style-name="Standard">I requisiti funzionali sono presentati come una lista di funzionalità offerte dal sistema. </text:p>
      <text:p text:style-name="Standard">I requisiti funzionali iniziano a descrivere le funzionalità in base alla loro importanza per l'applicazione. Piuttosto che concentrarsi sulla logica interna, descrivono la funzionalità dalla prospettiva degli utenti e del sistema.</text:p>
      <text:p text:style-name="Standard"/>
      <text:p text:style-name="Standard">I requisiti funzionali sono una sezione estesa di una specifica dei requisiti di sistema. Per descrivere tutte le caratteristiche essenziali del sistema, sono necessarie anche 4-5 pagine di contenuto. Per migliorare la leggibilità del documento, i requisiti andrebbero organizzati e numerati univocamente (con la dot notation) per categorie generali, suddivise ricorsivamente in sottocategorie, fino ad arrivare ai singoli requisiti atomici. La decomposizione riflette la prospettiva del cliente circa il wsistema commissionato</text:p>
      <text:p text:style-name="Standard"><text:soft-page-break/></text:p>
      <text:list xml:id="list130460601902192" text:continue-numbering="true" text:style-name="WWNum1">
        <text:list-item>
          <text:list>
            <text:list-item>
              <text:h text:style-name="P5" text:outline-level="2"><text:bookmark-start text:name="__RefHeading___Toc415_3092944426"/>Requisiti di interfacce esterne<text:bookmark-end text:name="__RefHeading___Toc415_3092944426"/></text:h>
              <text:list>
                <text:list-item>
                  <text:h text:style-name="P7" text:outline-level="3"><text:bookmark-start text:name="__RefHeading___Toc417_3092944426"/>Interfacce utente<text:bookmark-end text:name="__RefHeading___Toc417_3092944426"/></text:h>
                </text:list-item>
              </text:list>
            </text:list-item>
          </text:list>
        </text:list-item>
      </text:list>
      <text:p text:style-name="Standard">Descrivono gli elementi della pagina che saranno visibili al cliente finale (lato client dell'applicazione). Possono includere (ma non sono limitati a) l'elenco delle pagine, elementi di design, temi stilistici chiave e persino elementi artistici nel caso siano essenziali per il prodotto.</text:p>
      <text:p text:style-name="Standard"/>
      <text:list xml:id="list130461436370810" text:continue-numbering="true" text:style-name="WWNum1">
        <text:list-item>
          <text:list>
            <text:list-item>
              <text:list>
                <text:list-item>
                  <text:h text:style-name="P7" text:outline-level="3"><text:bookmark-start text:name="__RefHeading___Toc419_3092944426"/>Interfacce software<text:bookmark-end text:name="__RefHeading___Toc419_3092944426"/></text:h>
                </text:list-item>
                <text:list-item>
                  <text:h text:style-name="P7" text:outline-level="3"><text:bookmark-start text:name="__RefHeading___Toc421_3092944426"/>Interfacce hardware<text:bookmark-end text:name="__RefHeading___Toc421_3092944426"/></text:h>
                </text:list-item>
                <text:list-item>
                  <text:h text:style-name="P7" text:outline-level="3"><text:bookmark-start text:name="__RefHeading___Toc423_3092944426"/>Interfacce di comunicazione<text:bookmark-end text:name="__RefHeading___Toc423_3092944426"/></text:h>
                </text:list-item>
              </text:list>
            </text:list-item>
          </text:list>
        </text:list-item>
      </text:list>
      <text:p text:style-name="Standard"/>
      <text:list xml:id="list130460215689331" text:continue-numbering="true" text:style-name="WWNum1">
        <text:list-item>
          <text:list>
            <text:list-item>
              <text:h text:style-name="P5" text:outline-level="2"><text:bookmark-start text:name="__RefHeading___Toc425_3092944426"/>Requisiti non funzionali<text:bookmark-end text:name="__RefHeading___Toc425_3092944426"/></text:h>
            </text:list-item>
          </text:list>
        </text:list-item>
      </text:list>
      <text:p text:style-name="Standard">Lista non esaustiva di requisiti non funzionali: qualità, scalabilità, sicurezza, flessibilità, portabilità, disponibilità (availability), usabilità, affidabilità (reliability), semplicità, costo, performance, manutenibilità (mantainability), requisiti legali o normativi.</text:p>
      <text:p text:style-name="Standard">Ricordarsi che deve essere possibile <text:span text:style-name="T1">misurarli</text:span>.</text:p>
      <text:p text:style-name="Standard"/>
      <text:list xml:id="list130460342138973" text:continue-numbering="true" text:style-name="WWNum1">
        <text:list-item>
          <text:list>
            <text:list-item>
              <text:list>
                <text:list-item>
                  <text:h text:style-name="P7" text:outline-level="3"><text:bookmark-start text:name="__RefHeading___Toc427_3092944426"/>Requisiti di prestazione<text:bookmark-end text:name="__RefHeading___Toc427_3092944426"/></text:h>
                </text:list-item>
                <text:list-item>
                  <text:h text:style-name="P7" text:outline-level="3"><text:bookmark-start text:name="__RefHeading___Toc429_3092944426"/>Attributi di qualità del software<text:bookmark-end text:name="__RefHeading___Toc429_3092944426"/></text:h>
                </text:list-item>
                <text:list-item>
                  <text:h text:style-name="P7" text:outline-level="3"><text:bookmark-start text:name="__RefHeading___Toc431_3092944426"/>Requisiti di sicurezza <text:bookmark-end text:name="__RefHeading___Toc431_3092944426"/></text:h>
                </text:list-item>
              </text:list>
            </text:list-item>
          </text:list>
        </text:list-item>
      </text:list>
      <text:p text:style-name="Standard"/>
      <text:list xml:id="list130460892628819" text:continue-numbering="true" text:style-name="WWNum1">
        <text:list-item>
          <text:h text:style-name="P4" text:outline-level="1"><text:bookmark-start text:name="__RefHeading___Toc433_3092944426"/>Appendice<text:bookmark-end text:name="__RefHeading___Toc433_3092944426"/></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5118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5.1181in" style:type="right" style:leader-style="dotted" style:leader-text="."/>
        </style:tab-stops>
      </style:paragraph-properties>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65</meta:editing-cycles>
    <meta:creation-date>2020-12-14T12:38:00</meta:creation-date>
    <dc:date>2021-10-14T13:04:59.156606037</dc:date>
    <meta:editing-duration>PT2H25M21S</meta:editing-duration>
    <meta:generator>LibreOffice/7.2.1.2$MacOSX_X86_64 LibreOffice_project/87b77fad49947c1441b67c559c339af8f3517e22</meta:generator>
    <meta:document-statistic meta:table-count="0" meta:image-count="0" meta:object-count="0" meta:page-count="2" meta:paragraph-count="44" meta:word-count="379" meta:character-count="2716" meta:non-whitespace-character-count="23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